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Pictures/1000020100000018000000183D7EF4844885CD16.png" manifest:media-type="image/png"/>
  <manifest:file-entry manifest:full-path="Pictures/100002010000001800000018EE2E92586DAADE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3.75cm" fo:min-width="7.5cm"/>
    </style:style>
    <style:style style:name="gr5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2.75cm" fo:min-width="7.5cm"/>
    </style:style>
    <style:style style:name="gr6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7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botto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bottom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top" fo:padding-top="0.231cm" fo:padding-bottom="0.231cm" fo:padding-left="0.356cm" fo:padding-right="0.356cm"/>
    </style:style>
    <style:style style:name="P1" style:family="paragraph">
      <loext:graphic-properties draw:fill="none"/>
      <style:paragraph-properties fo:margin-left="2.491cm" fo:margin-right="0cm" fo:text-align="start" fo:text-indent="0cm"/>
    </style:style>
    <style:style style:name="P2" style:family="paragraph">
      <loext:graphic-properties draw:fill="none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2" style:family="paragraph">
      <style:paragraph-properties fo:margin-left="2.491cm" fo:margin-right="0cm" fo:text-align="center" fo:text-indent="0cm"/>
    </style:style>
    <style:style style:name="P13" style:family="paragraph">
      <loext:graphic-properties draw:fill="none"/>
      <style:paragraph-properties fo:margin-left="2.491cm" fo:margin-right="0cm" fo:text-align="center" fo:text-indent="0cm"/>
    </style:style>
    <style:style style:name="P14" style:family="paragraph">
      <loext:graphic-properties draw:fill="none"/>
      <style:paragraph-properties fo:margin-left="3.736cm" fo:margin-right="0cm" fo:text-align="center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0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14F7592D171D535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14F7592D171D535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14F7592D171D535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14F7592D171D535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14F7592D171D535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14F7592D171D535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14F7592D171D535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14F7592D171D535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14F7592D171D535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14F7592D171D535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20100000018000000183D7EF4844885CD16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3D7EF4844885CD16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3D7EF4844885CD16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3D7EF4844885CD16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3D7EF4844885CD16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3D7EF4844885CD16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3D7EF4844885CD16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3D7EF4844885CD16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3D7EF4844885CD16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3D7EF4844885CD16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4">
      <text:list-level-style-image text:level="1" xlink:href="Pictures/100002010000001800000018EE2E92586DAADE1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EE2E92586DAADE1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EE2E92586DAADE1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EE2E92586DAADE1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EE2E92586DAADE1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EE2E92586DAADE1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EE2E92586DAADE1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EE2E92586DAADE1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EE2E92586DAADE1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EE2E92586DAADE1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5">
      <text:list-level-style-image text:level="1" xlink:href="Pictures/10000201000000180000001814F7592D171D535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14F7592D171D535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14F7592D171D535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14F7592D171D535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14F7592D171D535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14F7592D171D535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14F7592D171D535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14F7592D171D535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14F7592D171D535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14F7592D171D535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6">
      <text:list-level-style-image text:level="1" xlink:href="Pictures/100002010000001800000018EE2E92586DAADE1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EE2E92586DAADE1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EE2E92586DAADE1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EE2E92586DAADE1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EE2E92586DAADE1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EE2E92586DAADE1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EE2E92586DAADE1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EE2E92586DAADE1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EE2E92586DAADE1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EE2E92586DAADE1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connector draw:style-name="gr1" draw:text-style-name="P1" draw:layer="layout" draw:line-skew="2.499cm" svg:x1="14cm" svg:y1="26cm" svg:x2="14cm" svg:y2="17cm" draw:start-shape="id1" draw:start-glue-point="1" draw:end-shape="id2" draw:end-glue-point="11" svg:d="M14000 26000h3000v-9000h-3000" svg:viewBox="0 0 3001 9001">
          <text:p><text:span text:style-name="T6"/></text:p>
        </draw:connector>
        <draw:connector draw:style-name="gr2" draw:text-style-name="P2" draw:layer="layout" svg:x1="14cm" svg:y1="15cm" svg:x2="20cm" svg:y2="8cm" draw:start-shape="id2" draw:start-glue-point="13" draw:end-shape="id3" draw:end-glue-point="3" svg:d="M14000 15000h3000v-7000h3000" svg:viewBox="0 0 6001 7001">
          <text:p text:style-name="P5"><text:span text:style-name="T6"/></text:p>
        </draw:connector>
        <draw:connector draw:style-name="gr2" draw:text-style-name="P2" draw:layer="layout" svg:x1="12cm" svg:y1="27cm" svg:x2="13cm" svg:y2="35cm" draw:start-shape="id1" draw:start-glue-point="6" draw:end-shape="id4" draw:end-glue-point="3" svg:d="M12000 27000v8000h1000" svg:viewBox="0 0 1001 8001">
          <text:p text:style-name="P3"><text:span text:style-name="T6"/></text:p>
        </draw:connector>
        <draw:frame draw:style-name="gr3" draw:text-style-name="P4" draw:layer="layout" svg:width="19cm" svg:height="1cm" svg:x="3.1cm" svg:y="1cm">
          <draw:text-box>
            <text:p text:style-name="P3"><text:span text:style-name="T1">Схема движения Скважных приборов для СЦ</text:span></text:p>
          </draw:text-box>
        </draw:frame>
        <draw:connector draw:style-name="gr2" draw:text-style-name="P6" draw:layer="layout" svg:x1="10cm" svg:y1="7cm" svg:x2="10cm" svg:y2="9cm" draw:start-shape="id5" draw:start-glue-point="2" draw:end-shape="id6" svg:d="M10000 7000v2000" svg:viewBox="0 0 1 2001">
          <text:p text:style-name="P5"><text:span text:style-name="T2">Кладовщик</text:span></text:p>
        </draw:connector>
        <draw:custom-shape draw:style-name="gr4" draw:text-style-name="P9" xml:id="id5" draw:id="id5" draw:layer="layout" svg:width="8cm" svg:height="4cm" svg:x="6cm" svg:y="3cm">
          <draw:glue-point draw:id="5" svg:x="-2.777cm" svg:y="5cm"/>
          <draw:glue-point draw:id="6" svg:x="2.777cm" svg:y="5cm"/>
          <text:p text:style-name="P7"><text:span text:style-name="T3">[Предприятие]СГГ/ </text:span><text:span text:style-name="T4">[Заявка]МТР2016</text:span></text:p>
          <text:p text:style-name="P7"><text:span text:style-name="T5"/></text:p>
          <text:list text:style-name="L2">
            <text:list-item>
              <text:p text:style-name="P8"><text:span text:style-name="T6">Кладовщик</text:span><text:span text:style-name="T5"> Изменить примечание</text:span></text:p>
            </text:list-item>
          </text:list>
          <text:list text:style-name="L1">
            <text:list-header>
              <text:p text:style-name="P8"><text:span text:style-name="T6"/></text:p>
            </text:list-header>
          </text:list>
          <text:list text:style-name="L3">
            <text:list-item>
              <text:p text:style-name="P8"><text:span text:style-name="T6">ПТО?</text:span></text:p>
            </text:list-item>
            <text:list-item>
              <text:p text:style-name="P8"><text:span text:style-name="T6">Кладовщик</text:span></text:p>
            </text:list-item>
          </text:list>
          <text:list text:style-name="L1">
            <text:list-header>
              <text:p text:style-name="P8"><text:span text:style-name="T6"/></text:p>
            </text:list-header>
          </text:list>
          <text:list text:style-name="L4">
            <text:list-item>
              <text:p text:style-name="P8"><text:span text:style-name="T6">ПТО?</text:span></text:p>
            </text:list-item>
            <text:list-item>
              <text:p text:style-name="P8"><text:span text:style-name="T6">Кладовщик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xml:id="id6" draw:id="id6" draw:layer="layout" svg:width="8cm" svg:height="3cm" svg:x="6cm" svg:y="9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7">[Предприятие]***Гирс-Сервис</text:span></text:p>
          <text:p text:style-name="P7"><text:span text:style-name="T5"/></text:p>
          <text:list text:style-name="L2">
            <text:list-item>
              <text:p text:style-name="P8"><text:span text:style-name="T6">Кладовщик</text:span><text:span text:style-name="T5"> Изменить примечание</text:span></text:p>
            </text:list-item>
            <text:list-item>
              <text:p text:style-name="P8"><text:span text:style-name="T6">Кладовщик </text:span><text:span text:style-name="T5">Акт входного контроля</text:span></text:p>
            </text:list-item>
          </text:list>
          <text:list text:style-name="L5">
            <text:list-item>
              <text:p text:style-name="P8"><text:span text:style-name="T6">Инж. по ремонту </text:span><text:span text:style-name="T5">Акт неисправности</text:span></text:p>
            </text:list-item>
          </text:list>
          <text:list text:style-name="L2">
            <text:list-item>
              <text:p text:style-name="P8"><text:span text:style-name="T6">Инж. по ремонту </text:span><text:span text:style-name="T5">Акт входного контрол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6" draw:layer="layout" svg:x1="10cm" svg:y1="12cm" svg:x2="10cm" svg:y2="14cm" draw:start-shape="id6" draw:end-shape="id2" draw:end-glue-point="0" svg:d="M10000 12000v2000" svg:viewBox="0 0 1 2001">
          <text:p text:style-name="P5"><text:span text:style-name="T2">Кладовщик</text:span></text:p>
        </draw:connector>
        <draw:custom-shape draw:style-name="gr4" draw:text-style-name="P9" xml:id="id2" draw:id="id2" draw:layer="layout" svg:width="8cm" svg:height="4cm" svg:x="6cm" svg:y="14cm">
          <draw:glue-point draw:id="5" svg:x="-2.53cm" svg:y="5cm"/>
          <draw:glue-point draw:id="6" svg:x="2.5cm" svg:y="5cm"/>
          <draw:glue-point draw:id="7" svg:x="2.777cm" svg:y="-5cm"/>
          <draw:glue-point draw:id="8" svg:x="-2.777cm" svg:y="-5cm"/>
          <draw:glue-point draw:id="9" svg:x="5cm" svg:y="-5cm"/>
          <draw:glue-point draw:id="10" svg:x="5cm" svg:y="5cm"/>
          <draw:glue-point draw:id="11" svg:x="5cm" svg:y="2.5cm"/>
          <draw:glue-point draw:id="12" svg:x="-5cm" svg:y="2.5cm"/>
          <draw:glue-point draw:id="13" svg:x="5cm" svg:y="-2.5cm"/>
          <text:p text:style-name="P3"><text:span text:style-name="T3">[Предприятие]СГГ/[Отдел]СЦ</text:span></text:p>
          <text:p text:style-name="P3"><text:span text:style-name="T8">/[Участок СЦ]Ремонтный</text:span></text:p>
          <text:p text:style-name="P7"><text:span text:style-name="T5"/></text:p>
          <text:list text:style-name="L2">
            <text:list-item>
              <text:p text:style-name="P8"><text:span text:style-name="T6">Инж. по ремонту</text:span><text:span text:style-name="T5"> Изменить примечание</text:span></text:p>
            </text:list-item>
            <text:list-item>
              <text:p text:style-name="P8"><text:span text:style-name="T6">Инж. по ремонту </text:span><text:span text:style-name="T5">Ремонт</text:span></text:p>
            </text:list-item>
            <text:list-item>
              <text:p text:style-name="P8"><text:span text:style-name="T6">Инж. по ремонту </text:span><text:span text:style-name="T5">Профилактика</text:span></text:p>
            </text:list-item>
            <text:list-item>
              <text:p text:style-name="P8"><text:span text:style-name="T6">Инж. по ремонту </text:span><text:span text:style-name="T5">Проверка</text:span></text:p>
            </text:list-item>
            <text:list-item>
              <text:p text:style-name="P8"><text:span text:style-name="T6">*** <text:s text:c="24"/>*** <text:s text:c="22"/></text:span></text:p>
            </text:list-item>
          </text:list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7" draw:id="id7" draw:layer="layout" svg:width="8cm" svg:height="2cm" svg:x="20cm" svg:y="15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3">[Предприятие]СГГ/[Отдел]СЦ</text:span></text:p>
          <text:p text:style-name="P3"><text:span text:style-name="T5">/[Участок СЦ]Списание</text:span></text:p>
          <text:p text:style-name="P3"><text:span text:style-name="T5"/></text:p>
          <text:list text:style-name="L2">
            <text:list-item>
              <text:p text:style-name="P8"><text:span text:style-name="T6">Кладовщик </text:span><text:span text:style-name="T5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svg:x1="24cm" svg:y1="17cm" svg:x2="24cm" svg:y2="19cm" draw:start-shape="id7" draw:start-glue-point="2" draw:end-shape="id8" svg:d="M24000 17000v2000" svg:viewBox="0 0 1 2001">
          <text:p text:style-name="P10"><text:span text:style-name="T2">Кладовщик</text:span></text:p>
        </draw:connector>
        <draw:custom-shape draw:style-name="gr6" draw:text-style-name="P9" xml:id="id8" draw:id="id8" draw:layer="layout" svg:width="8cm" svg:height="2cm" svg:x="20cm" svg:y="19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Отдел]СЦ</text:span></text:p>
          <text:p text:style-name="P3"><text:span text:style-name="T10">/[Участок СЦ]Утилизация</text:span></text:p>
          <text:p text:style-name="P3"><text:span text:style-name="T10"/></text:p>
          <text:list text:style-name="L6">
            <text:list-item>
              <text:p text:style-name="P8"><text:span text:style-name="T6">Кладовщик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svg:x1="10cm" svg:y1="20cm" svg:x2="10cm" svg:y2="18cm" draw:start-shape="id9" draw:end-shape="id2" draw:end-glue-point="2" svg:d="M10000 20000v-2000" svg:viewBox="0 0 1 2001">
          <text:p><text:span text:style-name="T2">Метролог</text:span></text:p>
        </draw:connector>
        <draw:connector draw:style-name="gr8" draw:text-style-name="P13" draw:layer="layout" draw:line-skew="2.499cm" svg:x1="14cm" svg:y1="21.5cm" svg:x2="14cm" svg:y2="17cm" draw:start-shape="id9" draw:start-glue-point="1" draw:end-shape="id2" draw:end-glue-point="11" svg:d="M14000 21500h3000v-4500h-3000" svg:viewBox="0 0 3001 4501">
          <text:p text:style-name="P12"><text:span text:style-name="T6">Инж. по ремонту</text:span></text:p>
        </draw:connector>
        <draw:custom-shape draw:style-name="gr5" draw:text-style-name="P9" xml:id="id9" draw:id="id9" draw:layer="layout" svg:width="8cm" svg:height="3cm" svg:x="6cm" svg:y="20cm">
          <draw:glue-point draw:id="5" svg:x="-2.5cm" svg:y="5cm"/>
          <draw:glue-point draw:id="6" svg:x="2.5cm" svg:y="5cm"/>
          <draw:glue-point draw:id="7" svg:x="2.5cm" svg:y="-5cm"/>
          <draw:glue-point draw:id="8" svg:x="-2.5cm" svg:y="-5cm"/>
          <text:p text:style-name="P3"><text:span text:style-name="T3">[Предприятие]СГГ/[Отдел]СЦ</text:span></text:p>
          <text:p text:style-name="P3"><text:span text:style-name="T5">/[Участок СЦ]Метрологический</text:span></text:p>
          <text:p text:style-name="P7"><text:span text:style-name="T5"/></text:p>
          <text:list text:style-name="L2">
            <text:list-item>
              <text:p text:style-name="P8"><text:span text:style-name="T6">Метролог </text:span><text:span text:style-name="T5">Изменить примечание</text:span></text:p>
            </text:list-item>
            <text:list-item>
              <text:p text:style-name="P8"><text:span text:style-name="T6">Метролог </text:span><text:span text:style-name="T5">Калибровк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svg:x1="10cm" svg:y1="23cm" svg:x2="10cm" svg:y2="25cm" draw:start-shape="id9" draw:start-glue-point="2" draw:end-shape="id1" svg:d="M10000 23000v2000" svg:viewBox="0 0 1 2001">
          <text:p><text:span text:style-name="T2">Метролог</text:span></text:p>
        </draw:connector>
        <draw:connector draw:style-name="gr9" draw:text-style-name="P6" draw:layer="layout" draw:line-skew="-1.499cm" svg:x1="6cm" svg:y1="21.5cm" svg:x2="6cm" svg:y2="26cm" draw:start-shape="id9" draw:end-shape="id1" draw:end-glue-point="3" svg:d="M6000 21500h-2000v4500h2000" svg:viewBox="0 0 2001 4501">
          <text:p text:style-name="P10"><text:span text:style-name="T6">Диспетчер</text:span></text:p>
        </draw:connector>
        <draw:custom-shape draw:style-name="gr6" draw:text-style-name="P9" xml:id="id1" draw:id="id1" draw:layer="layout" svg:width="8cm" svg:height="2cm" svg:x="6cm" svg:y="25cm">
          <draw:glue-point draw:id="5" svg:x="-2.5cm" svg:y="5cm"/>
          <draw:glue-point draw:id="6" svg:x="2.5cm" svg:y="5cm"/>
          <draw:glue-point draw:id="7" svg:x="2.5cm" svg:y="-5cm"/>
          <draw:glue-point draw:id="8" svg:x="-2.5cm" svg:y="-5cm"/>
          <text:p text:style-name="P3"><text:span text:style-name="T3">[Предприятие]СГГ/[Отдел]СЦ</text:span></text:p>
          <text:p text:style-name="P3"><text:span text:style-name="T5">/[Участок СЦ]Пункт проката (НУР)</text:span></text:p>
          <text:p text:style-name="P7"><text:span text:style-name="T5"/></text:p>
          <text:list text:style-name="L2">
            <text:list-item>
              <text:p text:style-name="P8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3" draw:id="id3" draw:layer="layout" svg:width="8cm" svg:height="2cm" svg:x="20cm" svg:y="7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draw:glue-point draw:id="9" svg:x="-5cm" svg:y="-5cm"/>
          <draw:glue-point draw:id="10" svg:x="-5cm" svg:y="5cm"/>
          <text:p text:style-name="P3"><text:span text:style-name="T3">[Предприятие]СГГ/[Отдел]СЦ</text:span></text:p>
          <text:p text:style-name="P3"><text:span text:style-name="T8">/[Участок СЦ]Долгосрочный</text:span></text:p>
          <text:p text:style-name="P7"><text:span text:style-name="T5"/></text:p>
          <text:list text:style-name="L2">
            <text:list-item>
              <text:p text:style-name="P8"><text:span text:style-name="T6">Инж. по ремонту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10" draw:id="id10" draw:layer="layout" svg:width="8cm" svg:height="2cm" svg:x="20cm" svg:y="11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draw:glue-point draw:id="9" svg:x="-5cm" svg:y="-5cm"/>
          <draw:glue-point draw:id="10" svg:x="-5cm" svg:y="5cm"/>
          <text:p text:style-name="P3"><text:span text:style-name="T3">[Предприятие]СГГ/[Отдел]СЦ</text:span></text:p>
          <text:p text:style-name="P7"><text:span text:style-name="T8">[Участок СЦ]Консервация</text:span></text:p>
          <text:p text:style-name="P7"><text:span text:style-name="T8"/></text:p>
          <text:list text:style-name="L5">
            <text:list-item>
              <text:p text:style-name="P8"><text:span text:style-name="T6">Инж. по ремонту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4" draw:layer="layout" svg:x1="24cm" svg:y1="11cm" svg:x2="24cm" svg:y2="9cm" draw:start-shape="id10" draw:end-shape="id3" draw:end-glue-point="2" svg:d="M24000 11000v-2000" svg:viewBox="0 0 1 2001">
          <text:p text:style-name="P5"><text:span text:style-name="T2"><text:line-break/></text:span><text:span text:style-name="T2">Инж. по ремонту</text:span></text:p>
        </draw:connector>
        <draw:connector draw:style-name="gr1" draw:text-style-name="P11" draw:layer="layout" svg:x1="24cm" svg:y1="15cm" svg:x2="24cm" svg:y2="13cm" draw:start-shape="id7" draw:start-glue-point="0" draw:end-shape="id10" draw:end-glue-point="2" svg:d="M24000 15000v-2000" svg:viewBox="0 0 1 2001">
          <text:p text:style-name="P5"><text:span text:style-name="T2"><text:line-break/></text:span><text:span text:style-name="T2">Инж. по ремонту</text:span></text:p>
        </draw:connector>
        <draw:connector draw:style-name="gr1" draw:text-style-name="P6" draw:layer="layout" draw:line-skew="-1.499cm" svg:x1="6cm" svg:y1="17cm" svg:x2="6cm" svg:y2="26cm" draw:start-shape="id2" draw:start-glue-point="12" draw:end-shape="id1" draw:end-glue-point="3" svg:d="M6000 17000h-2000v9000h2000" svg:viewBox="0 0 2001 9001">
          <text:p><text:span text:style-name="T6"/></text:p>
        </draw:connector>
        <draw:connector draw:style-name="gr2" draw:text-style-name="P2" draw:layer="layout" svg:x1="12cm" svg:y1="27cm" svg:x2="13cm" svg:y2="31cm" draw:start-shape="id1" draw:start-glue-point="6" draw:end-shape="id11" draw:end-glue-point="3" svg:d="M12000 27000v4000h1000" svg:viewBox="0 0 1001 4001">
          <text:p text:style-name="P3"><text:span text:style-name="T6">Диспетчер</text:span></text:p>
        </draw:connector>
        <draw:custom-shape draw:style-name="gr6" draw:text-style-name="P9" xml:id="id11" draw:id="id11" draw:layer="layout" svg:width="8cm" svg:height="2cm" svg:x="13cm" svg:y="30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Отдел]СЦ</text:span></text:p>
          <text:p text:style-name="P7"><text:span text:style-name="T10">/[Участок СЦ]Пункт проката (Ямбург)</text:span></text:p>
          <text:p text:style-name="P7"><text:span text:style-name="T10"/></text:p>
          <text:list text:style-name="L5">
            <text:list-item>
              <text:p text:style-name="P8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cm" svg:y1="27cm" svg:x2="9cm" svg:y2="35cm" draw:start-shape="id1" draw:start-glue-point="2" draw:end-shape="id12" draw:end-glue-point="1" svg:d="M10000 27000v8000h-1000" svg:viewBox="0 0 1001 8001">
          <text:p text:style-name="P10"><text:span text:style-name="T6"/></text:p>
        </draw:connector>
        <draw:custom-shape draw:style-name="gr6" draw:text-style-name="P9" xml:id="id12" draw:id="id12" draw:layer="layout" svg:width="8cm" svg:height="2cm" svg:x="1cm" svg:y="34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11">*</text:span></text:p>
          <text:p text:style-name="P7"><text:span text:style-name="T10">/[Персонал]***</text:span></text:p>
          <text:p text:style-name="P7"><text:span text:style-name="T10"/></text:p>
          <text:list text:style-name="L5">
            <text:list-item>
              <text:p text:style-name="P8"><text:span text:style-name="T6">Диспетчер</text:span><text:span text:style-name="T5"> Изменить примечание</text:span></text:p>
            </text:list-item>
            <text:list-item>
              <text:p text:style-name="P8"><text:span text:style-name="T6">Диспетчер </text:span><text:span text:style-name="T5">ГИС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cm" svg:y1="27cm" svg:x2="9cm" svg:y2="31cm" draw:start-shape="id1" draw:start-glue-point="2" draw:end-shape="id13" draw:end-glue-point="1" svg:d="M10000 27000v4000h-1000" svg:viewBox="0 0 1001 4001">
          <text:p text:style-name="P15"><text:span text:style-name="T6">Диспетчер</text:span></text:p>
        </draw:connector>
        <draw:custom-shape draw:style-name="gr6" draw:text-style-name="P9" xml:id="id13" draw:id="id13" draw:layer="layout" svg:width="8cm" svg:height="2cm" svg:x="1cm" svg:y="30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*]*</text:span></text:p>
          <text:p text:style-name="P7"><text:span text:style-name="T10">/[Геофизическая партия]***</text:span></text:p>
          <text:p text:style-name="P7"><text:span text:style-name="T10"/></text:p>
          <text:list text:style-name="L5">
            <text:list-item>
              <text:p text:style-name="P8"><text:span text:style-name="T6">Диспетчер</text:span><text:span text:style-name="T5"> Изменить примечание</text:span></text:p>
            </text:list-item>
            <text:list-item>
              <text:p text:style-name="P8"><text:span text:style-name="T6">Диспетчер </text:span><text:span text:style-name="T5">ГИС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4" draw:id="id4" draw:layer="layout" svg:width="8cm" svg:height="2cm" svg:x="13cm" svg:y="34cm">
          <draw:glue-point draw:id="5" svg:x="-2.777cm" svg:y="5cm"/>
          <draw:glue-point draw:id="6" svg:x="2.777cm" svg:y="5cm"/>
          <draw:glue-point draw:id="7" svg:x="2.777cm" svg:y="-5cm"/>
          <draw:glue-point draw:id="8" svg:x="-2.777cm" svg:y="-5cm"/>
          <text:p text:style-name="P3"><text:span text:style-name="T9">[Предприятие]СГГ/[Отдел]СЦ</text:span></text:p>
          <text:p text:style-name="P7"><text:span text:style-name="T10">/[Участок СЦ]Пункт проката (Пангоды)</text:span></text:p>
          <text:p text:style-name="P7"><text:span text:style-name="T10"/></text:p>
          <text:list text:style-name="L5">
            <text:list-item>
              <text:p text:style-name="P8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4cm" svg:y1="15cm" svg:x2="20cm" svg:y2="12cm" draw:start-shape="id2" draw:start-glue-point="13" draw:end-shape="id10" svg:d="M14000 15000h3000v-3000h3000" svg:viewBox="0 0 6001 3001">
          <text:p text:style-name="P5"><text:span text:style-name="T6">Инж. по ремонту</text:span></text:p>
        </draw:connector>
        <draw:connector draw:style-name="gr7" draw:text-style-name="P11" draw:layer="layout" svg:x1="14cm" svg:y1="16cm" svg:x2="20cm" svg:y2="16cm" draw:start-shape="id2" draw:start-glue-point="1" draw:end-shape="id7" draw:end-glue-point="3" svg:d="M14000 16000h6000" svg:viewBox="0 0 6001 1">
          <text:p text:style-name="P5"><text:span text:style-name="T6">Инж. по ремонту</text:span></text:p>
        </draw:connector>
        <draw:connector draw:style-name="gr2" draw:text-style-name="P2" draw:layer="layout" svg:x1="17cm" svg:y1="32cm" svg:x2="17cm" svg:y2="34cm" draw:start-shape="id11" draw:start-glue-point="2" draw:end-shape="id4" svg:d="M17000 32000v2000" svg:viewBox="0 0 1 2001">
          <text:p text:style-name="P3"><text:span text:style-name="T6">Диспетчер</text:span></text:p>
        </draw:connector>
        <draw:connector draw:style-name="gr10" draw:text-style-name="P11" draw:layer="layout" draw:line-skew="0.499cm" svg:x1="7.221cm" svg:y1="36cm" svg:x2="2.779cm" svg:y2="36cm" draw:start-shape="id12" draw:start-glue-point="6" draw:end-shape="id12" draw:end-glue-point="5" svg:d="M7221 36000v1000h-4442v-1000" svg:viewBox="0 0 4443 1001">
          <text:p text:style-name="P3"><text:span text:style-name="T6">Диспетчер</text:span></text:p>
        </draw:connector>
        <draw:connector draw:style-name="gr2" draw:text-style-name="P2" draw:layer="layout" svg:x1="5cm" svg:y1="34cm" svg:x2="5cm" svg:y2="32cm" draw:start-shape="id12" draw:end-shape="id13" draw:end-glue-point="2" svg:d="M5000 34000v-2000" svg:viewBox="0 0 1 2001">
          <text:p text:style-name="P3"><text:span text:style-name="T6">Диспетчер</text:span></text:p>
        </draw:connector>
        <draw:connector draw:style-name="gr11" draw:text-style-name="P11" draw:layer="layout" draw:line-skew="-0.499cm" svg:x1="7.221cm" svg:y1="30cm" svg:x2="2.779cm" svg:y2="30cm" draw:start-shape="id13" draw:start-glue-point="7" draw:end-shape="id13" draw:end-glue-point="8" svg:d="M7221 30000v-1000h-4442v1000" svg:viewBox="0 0 4443 1001">
          <text:p text:style-name="P3"><text:span text:style-name="T6">Диспетчер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5-05T09:18:45.653000000</dc:date>
    <meta:editing-duration>P2DT21H58M53S</meta:editing-duration>
    <meta:editing-cycles>40</meta:editing-cycles>
    <meta:generator>LibreOffice/5.1.2.2$Windows_x86 LibreOffice_project/d3bf12ecb743fc0d20e0be0c58ca359301eb705f</meta:generator>
    <meta:document-statistic meta:object-count="36"/>
  </office:meta>
</office:document-meta>
</file>